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35cm" svg:stroke-color="#000000" draw:fill="solid" draw:fill-color="#292929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55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04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23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8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6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3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7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9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3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20.203cm" fo:min-width="17.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fo:min-height="0.47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6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8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8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Times" fo:font-size="12pt" style:font-size-asian="12pt" style:font-family-complex="Times" style:font-size-complex="12pt"/>
    </style:style>
    <style:style style:name="T2" style:family="text">
      <style:text-properties fo:color="#241a61" fo:font-family="Helvetica" fo:font-size="15pt" fo:font-weight="bold" style:font-size-asian="15pt" style:font-family-complex="Helvetica" style:font-size-complex="15pt" style:font-weight-complex="bold"/>
    </style:style>
    <style:style style:name="T3" style:family="text">
      <style:text-properties fo:color="#5f5f5f" fo:font-family="Helvetica" fo:font-size="15pt" fo:font-weight="bold" style:font-size-asian="15pt" style:font-family-complex="Helvetica" style:font-size-complex="15pt" style:font-weight-complex="bold"/>
    </style:style>
    <style:style style:name="T4" style:family="text">
      <style:text-properties fo:color="#000000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5" style:family="text">
      <style:text-properties fo:color="#5f5f5f" fo:font-family="Helvetica" fo:font-size="11.1000003814697pt" fo:font-weight="bold" style:font-size-asian="11.1000003814697pt" style:font-family-complex="Helvetica" style:font-size-complex="11.1000003814697pt" style:font-weight-complex="bold"/>
    </style:style>
    <style:style style:name="T6" style:family="text">
      <style:text-properties fo:color="#241a61" fo:font-family="Times" fo:font-size="9pt" style:font-size-asian="9pt" style:font-family-complex="Times" style:font-size-complex="9pt"/>
    </style:style>
    <style:style style:name="T7" style:family="text">
      <style:text-properties fo:color="#000000" fo:font-family="Helvetica" fo:font-size="12pt" style:font-size-asian="12pt" style:font-family-complex="Helvetica" style:font-size-complex="12pt"/>
    </style:style>
    <style:style style:name="T8" style:family="text">
      <style:text-properties fo:color="#000000" fo:font-family="Arial" fo:font-size="12pt" style:font-size-asian="12pt" style:font-family-complex="Arial" style:font-size-complex="12pt"/>
    </style:style>
    <style:style style:name="T9" style:family="text">
      <style:text-properties fo:color="#000000" fo:font-family="Times" fo:font-size="12pt" fo:font-weight="bold" style:font-size-asian="12pt" style:font-family-complex="Times" style:font-size-complex="12pt" style:font-weight-complex="bold"/>
    </style:style>
    <style:style style:name="T10" style:family="text">
      <style:text-properties fo:color="#000000" fo:font-family="Arial" fo:font-size="12pt" style:font-size-asian="12pt" style:font-family-complex="Arial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layer="layout" svg:width="0.108cm" svg:height="0.518cm" svg:x="1.27cm" svg:y="2.5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0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3.56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0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4.53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0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51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5.99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48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6.97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45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7.94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43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8.9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40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9.89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0.38cm">
          <draw:text-box>
            <text:p text:style-name="P1"><text:span text:style-name="T1"><text:s/></text:span></text:p>
          </draw:text-box>
        </draw:frame>
        <draw:polygon draw:style-name="gr2" draw:layer="layout" svg:width="11.553cm" svg:height="0.016cm" svg:x="7.304cm" svg:y="10.775cm" svg:viewBox="0 0 11554 17" draw:points="0,17 11554,17 11554,0 0,0">
          <text:p/>
        </draw:polygon>
        <draw:polygon draw:style-name="gr2" draw:layer="layout" svg:width="11.553cm" svg:height="0.016cm" svg:x="7.304cm" svg:y="10.809cm" svg:viewBox="0 0 11554 17" draw:points="0,17 11554,17 11554,0 0,0">
          <text:p/>
        </draw:polygon>
        <draw:polygon draw:style-name="gr2" draw:layer="layout" svg:width="11.553cm" svg:height="0.016cm" svg:x="7.304cm" svg:y="10.843cm" svg:viewBox="0 0 11554 17" draw:points="0,17 11554,17 11554,0 0,0">
          <text:p/>
        </draw:polygon>
        <draw:frame draw:style-name="gr3" draw:layer="layout" svg:width="0.15cm" svg:height="0.687cm" svg:x="18.736cm" svg:y="10.971cm">
          <draw:text-box>
            <text:p text:style-name="P1"><text:span text:style-name="T2"><text:s/></text:span></text:p>
          </draw:text-box>
        </draw:frame>
        <draw:frame draw:style-name="gr4" draw:layer="layout" svg:width="2.72cm" svg:height="0.687cm" svg:x="15.445cm" svg:y="11.58cm">
          <draw:text-box>
            <text:p text:style-name="P1"><text:span text:style-name="T3">Entrevista </text:span></text:p>
          </draw:text-box>
        </draw:frame>
        <draw:frame draw:style-name="gr5" draw:layer="layout" svg:width="0.112cm" svg:height="0.513cm" svg:x="6.35cm" svg:y="12.159cm">
          <draw:text-box>
            <text:p text:style-name="P1"><text:span text:style-name="T4"><text:s/></text:span></text:p>
          </draw:text-box>
        </draw:frame>
        <draw:frame draw:style-name="gr6" draw:layer="layout" svg:width="6.042cm" svg:height="0.513cm" svg:x="11.961cm" svg:y="12.604cm">
          <draw:text-box>
            <text:p text:style-name="P1"><text:span text:style-name="T5">Proyecto: [CookBookSystem] </text:span></text:p>
          </draw:text-box>
        </draw:frame>
        <draw:frame draw:style-name="gr7" draw:layer="layout" svg:width="5.237cm" svg:height="0.513cm" svg:x="13.303cm" svg:y="13.048cm">
          <draw:text-box>
            <text:p text:style-name="P1"><text:span text:style-name="T5">Identificación: 19-0 <text:s text:c="5"/></text:span></text:p>
          </draw:text-box>
        </draw:frame>
        <draw:frame draw:style-name="gr5" draw:layer="layout" svg:width="0.112cm" svg:height="0.513cm" svg:x="6.033cm" svg:y="13.497cm">
          <draw:text-box>
            <text:p text:style-name="P1"><text:span text:style-name="T5"><text:s/></text:span></text:p>
          </draw:text-box>
        </draw:frame>
        <draw:frame draw:style-name="gr3" draw:layer="layout" svg:width="0.15cm" svg:height="0.687cm" svg:x="6.033cm" svg:y="13.973cm">
          <draw:text-box>
            <text:p text:style-name="P1"><text:span text:style-name="T3"><text:s/></text:span></text:p>
          </draw:text-box>
        </draw:frame>
        <draw:frame draw:style-name="gr1" draw:layer="layout" svg:width="0.108cm" svg:height="0.518cm" svg:x="6.033cm" svg:y="14.56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05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5.5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02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6.51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00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48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7.975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462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8.94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43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033cm" svg:y="19.92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4.936cm" svg:y="20.46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6.371cm" svg:y="22.00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0.461cm">
          <draw:text-box>
            <text:p text:style-name="P1"><text:span text:style-name="T1"><text:s/></text:span></text:p>
          </draw:text-box>
        </draw:frame>
        <draw:polygon draw:style-name="gr8" draw:layer="layout" svg:width="3.746cm" svg:height="0.05cm" svg:x="3.065cm" svg:y="20.319cm" svg:viewBox="0 0 3747 51" draw:points="0,51 3747,51 3747,0 0,0">
          <text:p/>
        </draw:polygon>
        <draw:polygon draw:style-name="gr8" draw:layer="layout" svg:width="0.049cm" svg:height="0.05cm" svg:x="6.813cm" svg:y="20.319cm" svg:viewBox="0 0 50 51" draw:points="0,51 50,51 50,0 0,0">
          <text:p/>
        </draw:polygon>
        <draw:polygon draw:style-name="gr8" draw:layer="layout" svg:width="1.405cm" svg:height="0.05cm" svg:x="6.863cm" svg:y="20.319cm" svg:viewBox="0 0 1406 51" draw:points="0,51 1406,51 1406,0 0,0">
          <text:p/>
        </draw:polygon>
        <draw:polygon draw:style-name="gr8" draw:layer="layout" svg:width="0.05cm" svg:height="0.05cm" svg:x="8.269cm" svg:y="20.319cm" svg:viewBox="0 0 51 51" draw:points="0,51 51,51 51,0 0,0">
          <text:p/>
        </draw:polygon>
        <draw:polygon draw:style-name="gr8" draw:layer="layout" svg:width="7.887cm" svg:height="0.05cm" svg:x="8.32cm" svg:y="20.319cm" svg:viewBox="0 0 7888 51" draw:points="0,51 7888,51 7888,0 0,0">
          <text:p/>
        </draw:polygon>
        <draw:frame draw:style-name="gr9" draw:layer="layout" svg:width="4.962cm" svg:height="0.39cm" svg:x="8.459cm" svg:y="20.441cm">
          <draw:text-box>
            <text:p text:style-name="P1"><text:span text:style-name="T6">[EywaSystem] – [2014 Marzo] </text:span></text:p>
          </draw:text-box>
        </draw:frame>
        <draw:frame draw:style-name="gr1" draw:layer="layout" svg:width="0.108cm" svg:height="0.518cm" svg:x="4.936cm" svg:y="22.38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7.541cm" svg:y="22.388cm">
          <draw:text-box>
            <text:p text:style-name="P1"><text:span text:style-name="T1"><text:s/></text:span></text:p>
          </draw:text-box>
        </draw:frame>
        <draw:polygon draw:style-name="gr8" draw:layer="layout" svg:width="3.771cm" svg:height="0.05cm" svg:x="3.04cm" svg:y="22.787cm" svg:viewBox="0 0 3772 51" draw:points="0,51 3772,51 3772,0 0,0">
          <text:p/>
        </draw:polygon>
        <draw:polygon draw:style-name="gr8" draw:layer="layout" svg:width="0.05cm" svg:height="0.05cm" svg:x="6.787cm" svg:y="22.787cm" svg:viewBox="0 0 51 51" draw:points="0,51 51,51 51,0 0,0">
          <text:p/>
        </draw:polygon>
        <draw:polygon draw:style-name="gr8" draw:layer="layout" svg:width="1.43cm" svg:height="0.05cm" svg:x="6.838cm" svg:y="22.787cm" svg:viewBox="0 0 1431 51" draw:points="0,51 1431,51 1431,0 0,0">
          <text:p/>
        </draw:polygon>
        <draw:polygon draw:style-name="gr8" draw:layer="layout" svg:width="0.049cm" svg:height="0.05cm" svg:x="8.244cm" svg:y="22.787cm" svg:viewBox="0 0 50 51" draw:points="0,51 50,51 50,0 0,0">
          <text:p/>
        </draw:polygon>
        <draw:polygon draw:style-name="gr8" draw:layer="layout" svg:width="7.913cm" svg:height="0.05cm" svg:x="8.294cm" svg:y="22.787cm" svg:viewBox="0 0 7914 51" draw:points="0,51 7914,51 7914,0 0,0">
          <text:p/>
        </draw:polygon>
        <draw:frame draw:style-name="gr10" draw:layer="layout" svg:width="0.082cm" svg:height="0.39cm" svg:x="12.236cm" svg:y="22.367cm">
          <draw:text-box>
            <text:p text:style-name="P1"><text:span text:style-name="T6"><text:s/></text:span></text:p>
          </draw:text-box>
        </draw:frame>
        <draw:frame draw:style-name="gr1" draw:layer="layout" svg:width="0.108cm" svg:height="0.518cm" svg:x="1.27cm" svg:y="22.92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416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3.903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39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4.877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364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5.85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6.3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8">
        <office:forms form:automatic-focus="false" form:apply-design-mode="false"/>
        <draw:frame draw:style-name="gr1" draw:layer="layout" svg:width="0.121cm" svg:height="0.53cm" svg:x="8.942cm" svg:y="17.783cm">
          <draw:text-box>
            <text:p text:style-name="P1"><text:span text:style-name="T7"><text:s/></text:span></text:p>
          </draw:text-box>
        </draw:frame>
        <draw:frame draw:style-name="gr11" draw:layer="layout" svg:width="2.957cm" svg:height="0.53cm" svg:x="1.27cm" svg:y="2.605cm">
          <draw:text-box>
            <text:p text:style-name="P1"><text:span text:style-name="T7">Preparada por: </text:span></text:p>
          </draw:text-box>
        </draw:frame>
        <draw:frame draw:style-name="gr12" draw:layer="layout" svg:width="0.358cm" svg:height="0.53cm" svg:x="11.529cm" svg:y="2.605cm">
          <draw:text-box>
            <text:p text:style-name="P1"><text:span text:style-name="T7"><text:s text:c="3"/></text:span></text:p>
          </draw:text-box>
        </draw:frame>
        <draw:frame draw:style-name="gr13" draw:layer="layout" svg:width="6.746cm" svg:height="0.53cm" svg:x="1.27cm" svg:y="3.578cm">
          <draw:text-box>
            <text:p text:style-name="P1"><text:span text:style-name="T7">Fecha de preparación: <text:s/>17/03/2014 </text:span></text:p>
          </draw:text-box>
        </draw:frame>
        <draw:frame draw:style-name="gr14" draw:layer="layout" svg:width="7.829cm" svg:height="0.53cm" svg:x="1.27cm" svg:y="4.552cm">
          <draw:text-box>
            <text:p text:style-name="P1"><text:span text:style-name="T7">Fase en la que se encuentra el proyecto: </text:span></text:p>
          </draw:text-box>
        </draw:frame>
        <draw:frame draw:style-name="gr15" draw:layer="layout" svg:width="7.978cm" svg:height="0.475cm" svg:x="9.06cm" svg:y="4.525cm">
          <draw:text-box>
            <text:p text:style-name="P1"><text:span text:style-name="T8">Elicitación de requerimientos. Parte inicial.</text:span></text:p>
          </draw:text-box>
        </draw:frame>
        <draw:frame draw:style-name="gr1" draw:layer="layout" svg:width="0.121cm" svg:height="0.53cm" svg:x="15.225cm" svg:y="4.552cm">
          <draw:text-box>
            <text:p text:style-name="P1"><text:span text:style-name="T7"><text:s/></text:span></text:p>
          </draw:text-box>
        </draw:frame>
        <draw:frame draw:style-name="gr16" draw:layer="layout" svg:width="7.872cm" svg:height="0.53cm" svg:x="1.27cm" svg:y="5.526cm">
          <draw:text-box>
            <text:p text:style-name="P1"><text:span text:style-name="T7">Documentos a que se hacen referencias: </text:span></text:p>
          </draw:text-box>
        </draw:frame>
        <draw:frame draw:style-name="gr15" draw:layer="layout" svg:width="6.04cm" svg:height="0.475cm" svg:x="9.16cm" svg:y="5.525cm">
          <draw:text-box>
            <text:p text:style-name="P1"><text:span text:style-name="T8">Ninguno</text:span></text:p>
          </draw:text-box>
        </draw:frame>
        <draw:polygon draw:style-name="gr17" draw:layer="layout" svg:width="0.015cm" svg:height="0.016cm" svg:x="1.071cm" svg:y="2.497cm" svg:viewBox="0 0 16 17" draw:points="0,17 16,17 16,0 0,0">
          <text:p/>
        </draw:polygon>
        <draw:polygon draw:style-name="gr17" draw:layer="layout" svg:width="0.015cm" svg:height="0.016cm" svg:x="1.071cm" svg:y="2.497cm" svg:viewBox="0 0 16 17" draw:points="0,17 16,17 16,0 0,0">
          <text:p/>
        </draw:polygon>
        <draw:polygon draw:style-name="gr17" draw:layer="layout" svg:width="17.957cm" svg:height="0.016cm" svg:x="1.087cm" svg:y="2.497cm" svg:viewBox="0 0 17958 17" draw:points="0,17 17958,17 17958,0 0,0">
          <text:p/>
        </draw:polygon>
        <draw:polygon draw:style-name="gr17" draw:layer="layout" svg:width="0.015cm" svg:height="0.016cm" svg:x="19.045cm" svg:y="2.497cm" svg:viewBox="0 0 16 17" draw:points="0,17 16,17 16,0 0,0">
          <text:p/>
        </draw:polygon>
        <draw:polygon draw:style-name="gr17" draw:layer="layout" svg:width="0.015cm" svg:height="0.016cm" svg:x="19.045cm" svg:y="2.497cm" svg:viewBox="0 0 16 17" draw:points="0,17 16,17 16,0 0,0">
          <text:p/>
        </draw:polygon>
        <draw:polygon draw:style-name="gr17" draw:layer="layout" svg:width="0.015cm" svg:height="3.899cm" svg:x="1.071cm" svg:y="2.514cm" svg:viewBox="0 0 16 3900" draw:points="0,3900 16,3900 16,0 0,0">
          <text:p/>
        </draw:polygon>
        <draw:polygon draw:style-name="gr17" draw:layer="layout" svg:width="0.015cm" svg:height="3.899cm" svg:x="19.045cm" svg:y="2.514cm" svg:viewBox="0 0 16 3900" draw:points="0,3900 16,3900 16,0 0,0">
          <text:p/>
        </draw:polygon>
        <draw:frame draw:style-name="gr1" draw:layer="layout" svg:width="0.121cm" svg:height="0.53cm" svg:x="15.276cm" svg:y="5.526cm">
          <draw:text-box>
            <text:p text:style-name="P1"><text:span text:style-name="T7"><text:s/></text:span></text:p>
          </draw:text-box>
        </draw:frame>
        <draw:frame draw:style-name="gr18" draw:layer="layout" svg:width="4.328cm" svg:height="0.53cm" svg:x="1.27cm" svg:y="6.516cm">
          <draw:text-box>
            <text:p text:style-name="P1"><text:span text:style-name="T7">Lugar de la entrevista: </text:span></text:p>
          </draw:text-box>
        </draw:frame>
        <draw:frame draw:style-name="gr19" draw:layer="layout" svg:width="9.313cm" svg:height="0.475cm" svg:x="5.587cm" svg:y="6.525cm">
          <draw:text-box>
            <text:p text:style-name="P1"><text:span text:style-name="T8">Negocio particular de venta de libros</text:span></text:p>
          </draw:text-box>
        </draw:frame>
        <draw:frame draw:style-name="gr1" draw:layer="layout" svg:width="0.121cm" svg:height="0.53cm" svg:x="15.314cm" svg:y="6.516cm">
          <draw:text-box>
            <text:p text:style-name="P1"><text:span text:style-name="T7"><text:s/></text:span></text:p>
          </draw:text-box>
        </draw:frame>
        <draw:frame draw:style-name="gr20" draw:layer="layout" svg:width="7.275cm" svg:height="0.53cm" svg:x="1.27cm" svg:y="7.49cm">
          <draw:text-box>
            <text:p text:style-name="P1"><text:span text:style-name="T7">Fecha/Hora/Duración de la entrevista: </text:span></text:p>
          </draw:text-box>
        </draw:frame>
        <draw:frame draw:style-name="gr21" draw:layer="layout" svg:width="6.769cm" svg:height="0.475cm" svg:x="8.531cm" svg:y="7.525cm">
          <draw:text-box>
            <text:p text:style-name="P1"><text:span text:style-name="T8">18-03-2014 / 17:30 hs. / 45 min.</text:span></text:p>
          </draw:text-box>
        </draw:frame>
        <draw:polygon draw:style-name="gr17" draw:layer="layout" svg:width="0.015cm" svg:height="0.016cm" svg:x="1.071cm" svg:y="6.414cm" svg:viewBox="0 0 16 17" draw:points="0,17 16,17 16,0 0,0">
          <text:p/>
        </draw:polygon>
        <draw:polygon draw:style-name="gr17" draw:layer="layout" svg:width="17.957cm" svg:height="0.016cm" svg:x="1.087cm" svg:y="6.414cm" svg:viewBox="0 0 17958 17" draw:points="0,17 17958,17 17958,0 0,0">
          <text:p/>
        </draw:polygon>
        <draw:polygon draw:style-name="gr17" draw:layer="layout" svg:width="0.015cm" svg:height="0.016cm" svg:x="19.045cm" svg:y="6.414cm" svg:viewBox="0 0 16 17" draw:points="0,17 16,17 16,0 0,0">
          <text:p/>
        </draw:polygon>
        <draw:polygon draw:style-name="gr17" draw:layer="layout" svg:width="0.015cm" svg:height="1.946cm" svg:x="1.071cm" svg:y="6.431cm" svg:viewBox="0 0 16 1947" draw:points="0,1947 16,1947 16,0 0,0">
          <text:p/>
        </draw:polygon>
        <draw:polygon draw:style-name="gr17" draw:layer="layout" svg:width="0.015cm" svg:height="1.946cm" svg:x="19.045cm" svg:y="6.431cm" svg:viewBox="0 0 16 1947" draw:points="0,1947 16,1947 16,0 0,0">
          <text:p/>
        </draw:polygon>
        <draw:frame draw:style-name="gr1" draw:layer="layout" svg:width="0.121cm" svg:height="0.53cm" svg:x="15.717cm" svg:y="7.49cm">
          <draw:text-box>
            <text:p text:style-name="P1"><text:span text:style-name="T7"><text:s/></text:span></text:p>
          </draw:text-box>
        </draw:frame>
        <draw:frame draw:style-name="gr22" draw:layer="layout" svg:width="2.601cm" svg:height="0.53cm" svg:x="1.27cm" svg:y="8.481cm">
          <draw:text-box>
            <text:p text:style-name="P1"><text:span text:style-name="T7">Entrevistado: </text:span></text:p>
          </draw:text-box>
        </draw:frame>
        <draw:frame draw:style-name="gr23" draw:layer="layout" svg:width="3.081cm" svg:height="0.475cm" svg:x="3.9cm" svg:y="8.5cm">
          <draw:text-box>
            <text:p text:style-name="P1"><text:span text:style-name="T8">Irma y Rubén </text:span></text:p>
          </draw:text-box>
        </draw:frame>
        <draw:frame draw:style-name="gr24" draw:layer="layout" svg:width="1.514cm" svg:height="0.53cm" svg:x="7.062cm" svg:y="8.481cm">
          <draw:text-box>
            <text:p text:style-name="P1"><text:span text:style-name="T7"><text:s/></text:span><text:span text:style-name="T7">Cargo: </text:span></text:p>
          </draw:text-box>
        </draw:frame>
        <draw:frame draw:style-name="gr25" draw:layer="layout" svg:width="5.499cm" svg:height="0.475cm" svg:x="8.501cm" svg:y="8.5cm">
          <draw:text-box>
            <text:p text:style-name="P1"><text:span text:style-name="T8">Dueños y administradores</text:span></text:p>
          </draw:text-box>
        </draw:frame>
        <draw:frame draw:style-name="gr1" draw:layer="layout" svg:width="0.121cm" svg:height="0.53cm" svg:x="14.493cm" svg:y="8.481cm">
          <draw:text-box>
            <text:p text:style-name="P1"><text:span text:style-name="T7"><text:s/></text:span></text:p>
          </draw:text-box>
        </draw:frame>
        <draw:frame draw:style-name="gr26" draw:layer="layout" svg:width="3.355cm" svg:height="0.53cm" svg:x="1.27cm" svg:y="9.455cm">
          <draw:text-box>
            <text:p text:style-name="P1"><text:span text:style-name="T7">Objetivo a lograr: </text:span></text:p>
          </draw:text-box>
        </draw:frame>
        <draw:frame draw:style-name="gr27" draw:layer="layout" svg:width="13.087cm" svg:height="0.949cm" svg:x="4.615cm" svg:y="9.376cm">
          <draw:text-box>
            <text:p text:style-name="P1"><text:span text:style-name="T8">Tomar conocimiento de las características e intereses de los clientes.</text:span></text:p>
            <text:p text:style-name="P1"><text:span text:style-name="T8">Definir a grandes rasgos el marco del proyecto.</text:span></text:p>
          </draw:text-box>
        </draw:frame>
        <draw:polygon draw:style-name="gr17" draw:layer="layout" svg:width="0.015cm" svg:height="0.016cm" svg:x="1.071cm" svg:y="8.378cm" svg:viewBox="0 0 16 17" draw:points="0,17 16,17 16,0 0,0">
          <text:p/>
        </draw:polygon>
        <draw:polygon draw:style-name="gr17" draw:layer="layout" svg:width="17.957cm" svg:height="0.016cm" svg:x="1.087cm" svg:y="8.378cm" svg:viewBox="0 0 17958 17" draw:points="0,17 17958,17 17958,0 0,0">
          <text:p/>
        </draw:polygon>
        <draw:polygon draw:style-name="gr17" draw:layer="layout" svg:width="0.015cm" svg:height="0.016cm" svg:x="19.045cm" svg:y="8.378cm" svg:viewBox="0 0 16 17" draw:points="0,17 16,17 16,0 0,0">
          <text:p/>
        </draw:polygon>
        <draw:polygon draw:style-name="gr17" draw:layer="layout" svg:width="0.015cm" svg:height="1.947cm" svg:x="1.071cm" svg:y="8.395cm" svg:viewBox="0 0 16 1948" draw:points="0,1948 16,1948 16,0 0,0">
          <text:p/>
        </draw:polygon>
        <draw:polygon draw:style-name="gr17" draw:layer="layout" svg:width="0.015cm" svg:height="1.947cm" svg:x="19.045cm" svg:y="8.395cm" svg:viewBox="0 0 16 1948" draw:points="0,1948 16,1948 16,0 0,0">
          <text:p/>
        </draw:polygon>
        <draw:frame draw:style-name="gr1" draw:layer="layout" svg:width="0.121cm" svg:height="0.53cm" svg:x="14.349cm" svg:y="9.455cm">
          <draw:text-box>
            <text:p text:style-name="P1"><text:span text:style-name="T7"><text:s/></text:span></text:p>
          </draw:text-box>
        </draw:frame>
        <draw:frame draw:style-name="gr28" draw:text-style-name="P1" draw:layer="layout" svg:width="17.875cm" svg:height="20.203cm" svg:x="1.225cm" svg:y="10.4cm">
          <draw:text-box draw:corner-radius="0.3cm">
            <text:p text:style-name="P1"><text:span text:style-name="T7"/></text:p>
            <text:p text:style-name="P1"><text:span text:style-name="T7">Entrevistador: ¿Por qué motivo se contactaron con nosotros?</text:span></text:p>
            <text:p text:style-name="P1"><text:span text:style-name="T7">Rubén: Necesitamos un sistema simple que nos permita llegar a más gente. Ordenarnos más, </text:span></text:p>
            <text:p text:style-name="P1"><text:span text:style-name="T7">tener mejor tiempo de respuesta. La forma de trabajo actual es poco eficiente. Nos gustaría </text:span></text:p>
            <text:p text:style-name="P1"><text:span text:style-name="T7">llegar a más gente, ordenar la tarea diaria. Saber qué tenemos que hacer cada día. Hoy por </text:span></text:p>
            <text:p text:style-name="P1"><text:span text:style-name="T7">hoy, anotamos todo en una agenda. Pero podría ser mejor.</text:span></text:p>
            <text:p text:style-name="P1"><text:span text:style-name="T7">E: Está muy bien. ¿Han tenido ya algún tipo de contacto con una computadora?</text:span></text:p>
            <text:p text:style-name="P1"><text:span text:style-name="T7">Irma: Yo no, no sé prender una computadora, ni usarla.</text:span></text:p>
            <text:p text:style-name="P1"><text:span text:style-name="T7">R: Sí, muy poco. Sólo tengo una tablet, y entro a Internet.</text:span></text:p>
            <text:p text:style-name="P1"><text:span text:style-name="T7">E: ¿Qué tipo de cosas hacés en Internet?</text:span></text:p>
            <text:p text:style-name="P1"><text:span text:style-name="T7">R: Revisar el mail, porque ahí nos pueden llegar pedidos.</text:span></text:p>
            <text:p text:style-name="P1"><text:span text:style-name="T7">I: Él usa excel.</text:span></text:p>
            <text:p text:style-name="P1"><text:span text:style-name="T7">R: Tenemos la lista de libros en excel, y en una planilla registramos los pedidos.</text:span></text:p>
            <text:p text:style-name="P1"><text:span text:style-name="T7">E: ¿Podrían permitirnos una copia de la lista de libros que disponen, y de los pedidos que</text:span></text:p>
            <text:p text:style-name="P1"><text:span text:style-name="T7"><text:s/></text:span><text:span text:style-name="T7">tienen registrados?</text:span></text:p>
            <text:p text:style-name="P1"><text:span text:style-name="T7">I: Sí, por supuesto. Les conseguimos una copia de la última planilla para la próxima.</text:span></text:p>
            <text:p text:style-name="P1"><text:span text:style-name="T7">E: Rubén, nos dijiste que entrabas a internet con una tablet. ¿Alguna vez usaste una </text:span></text:p>
            <text:p text:style-name="P1"><text:span text:style-name="T7">computadora portátil, o una de escritorio?</text:span></text:p>
            <text:p text:style-name="P1"><text:span text:style-name="T7">R: No.</text:span></text:p>
            <text:p text:style-name="P1"><text:span text:style-name="T7">E: ¿Estarían interesados en aprender?</text:span></text:p>
            <text:p text:style-name="P1"><text:span text:style-name="T7">R: Sí.</text:span></text:p>
            <text:p text:style-name="P1"><text:span text:style-name="T7">I: Yo soy un desastre, pero quiero aprender.</text:span></text:p>
            <text:p text:style-name="P1"><text:span text:style-name="T7">E: ¿Preferirían una PC o una computadora portátil?</text:span></text:p>
            <text:p text:style-name="P1"><text:span text:style-name="T7">I: ¿Vos qué nos sugerís?</text:span></text:p>
            <text:p text:style-name="P1"><text:span text:style-name="T7">E: Depende del espacio en que trabajen. ¿Tienen bastante lugar?</text:span></text:p>
            <text:p text:style-name="P1"><text:span text:style-name="T7">R: Sí, hay.</text:span></text:p>
            <text:p text:style-name="P1"><text:span text:style-name="T7">E: Bueno, nosotros vamos a analizar qué tipo de computadora les conviene, y también nos </text:span></text:p>
            <text:p text:style-name="P1"><text:span text:style-name="T7">encargaríamos de introducirlos en la forma de usarla. Ahora bien, nos interesaría conocer </text:span></text:p>
            <text:p text:style-name="P1"><text:span text:style-name="T7">mejor cómo es el negocio que manejan ustedes.</text:span></text:p>
            <text:p text:style-name="P1"><text:span text:style-name="T7">R: Yy... nosotros tenemos libros de cocina que no se consiguen. Por el boca en boca, y </text:span></text:p>
            <text:p text:style-name="P1"><text:span text:style-name="T7">alguna que otra publicidad, nos van pidiendo libros a través de correo electrónico o teléfono. </text:span></text:p>
            <text:p text:style-name="P1"><text:span text:style-name="T7">Nosotros se los enviamos por correo, e incluimos en el costo del envío el precio del libro.</text:span></text:p>
            <text:p text:style-name="P1"><text:span text:style-name="T7">E: Bueno, nosotros vamos a trabajar sobre la información que conseguimos, y nos volvemos</text:span></text:p>
            <text:p text:style-name="P1"><text:span text:style-name="T7"><text:s/></text:span><text:span text:style-name="T7">a ver en la próxima entrevista. </text:span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</draw:text-box>
        </draw:frame>
        <draw:polygon draw:style-name="gr17" draw:layer="layout" svg:width="0.015cm" svg:height="0.016cm" svg:x="1.071cm" svg:y="10.343cm" svg:viewBox="0 0 16 17" draw:points="0,17 16,17 16,0 0,0">
          <text:p/>
        </draw:polygon>
        <draw:polygon draw:style-name="gr17" draw:layer="layout" svg:width="17.957cm" svg:height="0.016cm" svg:x="1.042cm" svg:y="10.4cm" svg:viewBox="0 0 17958 17" draw:points="0,17 17958,17 17958,0 0,0">
          <text:p/>
        </draw:polygon>
        <draw:polygon draw:style-name="gr17" draw:layer="layout" svg:width="0.015cm" svg:height="0.016cm" svg:x="19.045cm" svg:y="10.343cm" svg:viewBox="0 0 16 17" draw:points="0,17 16,17 16,0 0,0">
          <text:p/>
        </draw:polygon>
        <draw:polygon draw:style-name="gr17" draw:layer="layout" svg:width="0.015cm" svg:height="1.947cm" svg:x="1.071cm" svg:y="10.36cm" svg:viewBox="0 0 16 1948" draw:points="0,1948 16,1948 16,0 0,0">
          <text:p/>
        </draw:polygon>
        <draw:polygon draw:style-name="gr17" draw:layer="layout" svg:width="0.015cm" svg:height="1.947cm" svg:x="19.045cm" svg:y="10.36cm" svg:viewBox="0 0 16 1948" draw:points="0,1948 16,1948 16,0 0,0">
          <text:p/>
        </draw:polygon>
        <draw:frame draw:style-name="gr1" draw:layer="layout" svg:width="0.121cm" svg:height="0.53cm" svg:x="1.27cm" svg:y="11.419cm">
          <draw:text-box>
            <text:p text:style-name="P1"><text:span text:style-name="T7"><text:s/></text:span></text:p>
          </draw:text-box>
        </draw:frame>
        <draw:polygon draw:style-name="gr17" draw:layer="layout" svg:width="0.015cm" svg:height="0.015cm" svg:x="1.071cm" svg:y="12.308cm" svg:viewBox="0 0 16 16" draw:points="0,16 16,16 16,0 0,0">
          <text:p/>
        </draw:polygon>
        <draw:polygon draw:style-name="gr17" draw:layer="layout" svg:width="17.957cm" svg:height="0cm" svg:x="1.142cm" svg:y="28.701cm" svg:viewBox="0 0 17958 0" draw:points="0,0 17958,0 17958,0">
          <text:p/>
        </draw:polygon>
        <draw:polygon draw:style-name="gr17" draw:layer="layout" svg:width="0.015cm" svg:height="0.015cm" svg:x="19.045cm" svg:y="12.308cm" svg:viewBox="0 0 16 16" draw:points="0,16 16,16 16,0 0,0">
          <text:p/>
        </draw:polygon>
        <draw:polygon draw:style-name="gr17" draw:layer="layout" svg:width="0.015cm" svg:height="3.408cm" svg:x="1.071cm" svg:y="12.324cm" svg:viewBox="0 0 16 3409" draw:points="0,3409 16,3409 16,0 0,0">
          <text:p/>
        </draw:polygon>
        <draw:polygon draw:style-name="gr17" draw:layer="layout" svg:width="0.015cm" svg:height="3.408cm" svg:x="19.045cm" svg:y="12.324cm" svg:viewBox="0 0 16 3409" draw:points="0,3409 16,3409 16,0 0,0">
          <text:p/>
        </draw:polygon>
        <draw:polygon draw:style-name="gr17" draw:layer="layout" svg:width="0.015cm" svg:height="0.016cm" svg:x="1.071cm" svg:y="15.733cm" svg:viewBox="0 0 16 17" draw:points="0,17 16,17 16,0 0,0">
          <text:p/>
        </draw:polygon>
        <draw:polygon draw:style-name="gr17" draw:layer="layout" svg:width="0.015cm" svg:height="0.016cm" svg:x="19.045cm" svg:y="15.733cm" svg:viewBox="0 0 16 17" draw:points="0,17 16,17 16,0 0,0">
          <text:p/>
        </draw:polygon>
        <draw:polygon draw:style-name="gr17" draw:layer="layout" svg:width="0.028cm" svg:height="12.95cm" svg:x="1.071cm" svg:y="15.75cm" svg:viewBox="0 0 29 12951" draw:points="0,12951 29,12951 29,0 0,0">
          <text:p/>
        </draw:polygon>
        <draw:polygon draw:style-name="gr17" draw:layer="layout" svg:width="0.015cm" svg:height="0.016cm" svg:x="1.071cm" svg:y="18.671cm" svg:viewBox="0 0 16 17" draw:points="0,17 16,17 16,0 0,0">
          <text:p/>
        </draw:polygon>
        <draw:polygon draw:style-name="gr17" draw:layer="layout" svg:width="0.015cm" svg:height="0.016cm" svg:x="1.071cm" svg:y="18.671cm" svg:viewBox="0 0 16 17" draw:points="0,17 16,17 16,0 0,0">
          <text:p/>
        </draw:polygon>
        <draw:polygon draw:style-name="gr17" draw:layer="layout" svg:width="0.015cm" svg:height="2.92cm" svg:x="19.045cm" svg:y="15.75cm" svg:viewBox="0 0 16 2921" draw:points="0,2921 16,2921 16,0 0,0">
          <text:p/>
        </draw:polygon>
        <draw:polygon draw:style-name="gr17" draw:layer="layout" svg:width="0.015cm" svg:height="0.016cm" svg:x="19.045cm" svg:y="18.671cm" svg:viewBox="0 0 16 17" draw:points="0,17 16,17 16,0 0,0">
          <text:p/>
        </draw:polygon>
        <draw:polygon draw:style-name="gr17" draw:layer="layout" svg:width="0cm" svg:height="10.029cm" svg:x="19.052cm" svg:y="18.62cm" svg:viewBox="0 0 0 10030" draw:points="0,10030 0,10030 0,0 0,0">
          <text:p/>
        </draw:polygon>
        <draw:frame draw:style-name="gr1" draw:layer="layout" svg:width="0.108cm" svg:height="0.518cm" svg:x="1.27cm" svg:y="18.78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19.267cm">
          <draw:text-box>
            <text:p text:style-name="P1"><text:span text:style-name="T1"><text:s/></text:span></text:p>
          </draw:text-box>
        </draw:frame>
        <draw:frame draw:style-name="gr29" draw:layer="layout" svg:width="0.214cm" svg:height="0.556cm" svg:x="1.27cm" svg:y="19.763cm">
          <draw:text-box>
            <text:p text:style-name="P1"><text:span text:style-name="T9"><text:s text:c="2"/></text:span></text:p>
          </draw:text-box>
        </draw:frame>
        <draw:frame draw:style-name="gr1" draw:layer="layout" svg:width="0.108cm" svg:height="0.518cm" svg:x="1.27cm" svg:y="20.241cm">
          <draw:text-box>
            <text:p text:style-name="P1"><text:span text:style-name="T1"><text:s/></text:span></text:p>
          </draw:text-box>
        </draw:frame>
        <draw:frame draw:style-name="gr1" draw:layer="layout" svg:width="0.108cm" svg:height="0.518cm" svg:x="1.27cm" svg:y="20.728cm">
          <draw:text-box>
            <text:p text:style-name="P1"><text:span text:style-name="T1"><text:s/></text:span></text:p>
          </draw:text-box>
        </draw:frame>
        <draw:frame draw:style-name="gr30" draw:text-style-name="P1" draw:layer="layout" svg:width="9.705cm" svg:height="0.476cm" svg:x="4.2cm" svg:y="2.624cm">
          <draw:text-box>
            <text:p text:style-name="P1"><text:span text:style-name="T10">Puppo, Florencia; Schwab, Nicolás; Taborda, Jorge</text:span></text:p>
          </draw:text-box>
        </draw:frame>
      </draw:page>
      <draw:page draw:name="page3" draw:style-name="dp1" draw:master-page-name="master-page28">
        <office:forms form:automatic-focus="false" form:apply-design-mode="false"/>
        <draw:polygon draw:style-name="gr17" draw:layer="layout" svg:width="18.8cm" svg:height="0cm" svg:x="1.2cm" svg:y="6.2cm" svg:viewBox="0 0 18801 0" draw:points="0,0 18801,0 18801,0">
          <text:p/>
        </draw:polygon>
        <draw:frame draw:style-name="gr31" draw:layer="layout" svg:width="3.753cm" svg:height="0.53cm" svg:x="1.4cm" svg:y="14.9cm">
          <draw:text-box>
            <text:p text:style-name="P1"><text:span text:style-name="T7">Próxima entrevista: </text:span></text:p>
          </draw:text-box>
        </draw:frame>
        <draw:frame draw:style-name="gr32" draw:layer="layout" svg:width="3.805cm" svg:height="0.475cm" svg:x="5.169cm" svg:y="14.925cm">
          <draw:text-box>
            <text:p text:style-name="P1"><text:span text:style-name="T8">25-03-2014</text:span></text:p>
          </draw:text-box>
        </draw:frame>
        <draw:frame draw:style-name="gr33" draw:layer="layout" svg:width="18.404cm" svg:height="1.059cm" svg:x="1.378cm" svg:y="13.7cm">
          <draw:text-box>
            <text:p text:style-name="P1"><text:span text:style-name="T7">Documentos que debe entregar el entrevistado: Planilla excel con información de los registros de </text:span></text:p>
            <text:p text:style-name="P1"><text:span text:style-name="T7">clientes, libros, y pedidos.</text:span></text:p>
          </draw:text-box>
        </draw:frame>
        <draw:frame draw:style-name="gr34" draw:layer="layout" svg:width="8.964cm" svg:height="0.53cm" svg:x="1.4cm" svg:y="12.5cm">
          <draw:text-box>
            <text:p text:style-name="P1"><text:span text:style-name="T7">Documentos que se deben entregar: Ninguno. <text:s/></text:span></text:p>
          </draw:text-box>
        </draw:frame>
        <draw:polygon draw:style-name="gr17" draw:layer="layout" svg:width="18.8cm" svg:height="0cm" svg:x="1.2cm" svg:y="12.3cm" svg:viewBox="0 0 18801 0" draw:points="0,0 18801,0 18801,0">
          <text:p/>
        </draw:polygon>
        <draw:frame draw:style-name="gr35" draw:layer="layout" svg:width="17.443cm" svg:height="1.059cm" svg:x="1.297cm" svg:y="11.1cm">
          <draw:text-box>
            <text:p text:style-name="P1"><text:span text:style-name="T7">Información pendiente: Obtención de detalles más específicos sobre las necesidades de los </text:span></text:p>
            <text:p text:style-name="P1"><text:span text:style-name="T7">clientes, y las características que éstos esperan para su sistema.</text:span></text:p>
          </draw:text-box>
        </draw:frame>
        <draw:frame draw:style-name="gr36" draw:layer="layout" svg:width="18.485cm" svg:height="2.117cm" svg:x="1.4cm" svg:y="8.483cm">
          <draw:text-box>
            <text:p text:style-name="P1"><text:span text:style-name="T7">Información obtenida en detalle: Se obtuvo una referencia acerca del conocimiento que poseen </text:span></text:p>
            <text:p text:style-name="P1"><text:span text:style-name="T7">los clientes sobre el entorno que van a usar (página web), así como el modo en que organizan su </text:span></text:p>
            <text:p text:style-name="P1"><text:span text:style-name="T7">negocio e información actualmente. Se establecieron las necesidades más generales que el </text:span></text:p>
            <text:p text:style-name="P1"><text:span text:style-name="T7">proyecto pretende satisfacer.</text:span></text:p>
          </draw:text-box>
        </draw:frame>
        <draw:frame draw:style-name="gr37" draw:layer="layout" svg:width="18.193cm" svg:height="1.588cm" svg:x="1.4cm" svg:y="6.47cm">
          <draw:text-box>
            <text:p text:style-name="P1"><text:span text:style-name="T7">Informe final: Se consiguió información necesaria como para comenzar a plantear un boceto del </text:span></text:p>
            <text:p text:style-name="P1"><text:span text:style-name="T7">sistema a realizar, los requerimientos más generales para las cuales fue solicitado, así como </text:span></text:p>
            <text:p text:style-name="P1"><text:span text:style-name="T7">también las características propias del estado actual del negocio. <text:s/></text:span></text:p>
          </draw:text-box>
        </draw:frame>
        <draw:frame draw:style-name="gr38" draw:layer="layout" svg:width="18.15cm" svg:height="2.646cm" svg:x="1.478cm" svg:y="2.8cm">
          <draw:text-box>
            <text:p text:style-name="P1"><text:span text:style-name="T7"/></text:p>
            <text:p text:style-name="P1"><text:span text:style-name="T7">Conclusión de la entrevista: Los clientes cuentan con escaso conocimiento acerca del uso de la </text:span></text:p>
            <text:p text:style-name="P1"><text:span text:style-name="T7">computadora. En base a esto, como empresa nos comprometemos a capacitarlos. </text:span></text:p>
            <text:p text:style-name="P1"><text:span text:style-name="T7"><text:tab/></text:span><text:span text:style-name="T7">Asimismo, se concluyó que el objetivo del sistema es que la empresa CookBook consiga </text:span></text:p>
            <text:p text:style-name="P1"><text:span text:style-name="T7">Atraer más clientes, como también facilitar y mejorar la organización del trabajo diario. </text:span></text:p>
          </draw:text-box>
        </draw:frame>
        <draw:polygon draw:style-name="gr17" draw:layer="layout" svg:width="5.083cm" svg:height="0cm" svg:x="1.516cm" svg:y="3.8cm" svg:viewBox="0 0 5084 0" draw:points="0,0 5084,0 5084,0">
          <text:p/>
        </draw:polygon>
        <draw:polygon draw:style-name="gr17" draw:layer="layout" svg:width="18.758cm" svg:height="0cm" svg:x="1.242cm" svg:y="15.7cm" svg:viewBox="0 0 18759 0" draw:points="0,0 18759,0 18759,0">
          <text:p/>
        </draw:polygon>
        <draw:polygon draw:style-name="gr17" draw:layer="layout" svg:width="0cm" svg:height="13.199cm" svg:x="1.2cm" svg:y="2.5cm" svg:viewBox="0 0 0 13200" draw:points="0,13200 0,13200 0,0 0,0">
          <text:p/>
        </draw:polygon>
        <draw:polygon draw:style-name="gr17" draw:layer="layout" svg:width="0cm" svg:height="13.199cm" svg:x="20.001cm" svg:y="2.5cm" svg:viewBox="0 0 0 13200" draw:points="0,13200 0,13200 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2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4-07T16:29:10</dc:date>
    <dc:creator>alumno </dc:creator>
    <meta:generator>LibreOffice/3.5$Linux_X86_64 LibreOffice_project/350m1$Build-2</meta:generator>
    <meta:editing-cycles>1</meta:editing-cycles>
    <meta:editing-duration>P0D</meta:editing-duration>
    <meta:document-statistic meta:object-count="145"/>
  </office:meta>
</office:document-meta>
</file>